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officeooo:rsid="00056bb1" officeooo:paragraph-rsid="00056bb1"/>
    </style:style>
    <style:style style:name="P2" style:family="paragraph" style:parent-style-name="Standard">
      <style:paragraph-properties fo:text-align="start" style:justify-single-word="false"/>
      <style:text-properties style:font-name="Arial1" officeooo:rsid="00056bb1" officeooo:paragraph-rsid="00056bb1"/>
    </style:style>
    <style:style style:name="P3" style:family="paragraph" style:parent-style-name="Text_20_body">
      <style:text-properties style:font-name="Arial1" officeooo:rsid="00056bb1" officeooo:paragraph-rsid="00056bb1"/>
    </style:style>
    <style:style style:name="P4" style:family="paragraph" style:parent-style-name="Standard">
      <style:paragraph-properties fo:text-align="start" style:justify-single-word="false"/>
      <style:text-properties style:font-name="Arial1" officeooo:paragraph-rsid="00056bb1"/>
    </style:style>
    <style:style style:name="P5" style:family="paragraph" style:parent-style-name="Text_20_body">
      <style:paragraph-properties fo:text-align="start" style:justify-single-word="false"/>
      <style:text-properties style:font-name="Arial1" officeooo:paragraph-rsid="00056bb1"/>
    </style:style>
    <style:style style:name="P6" style:family="paragraph" style:parent-style-name="Standard">
      <style:paragraph-properties fo:text-align="start" style:justify-single-word="false"/>
      <style:text-properties style:font-name="Arial1" fo:font-weight="bold" officeooo:paragraph-rsid="00056bb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1" fo:font-weight="bold" officeooo:rsid="00081d80" officeooo:paragraph-rsid="00081d80" style:font-weight-asian="bold" style:font-weight-complex="bold"/>
    </style:style>
    <style:style style:name="P8" style:family="paragraph" style:parent-style-name="Text_20_body">
      <style:text-properties style:font-name="Arial1" fo:font-weight="bold" officeooo:rsid="00081d80" officeooo:paragraph-rsid="00081d80" style:font-weight-asian="bold" style:font-weight-complex="bold"/>
    </style:style>
    <style:style style:name="P9" style:family="paragraph" style:parent-style-name="Text_20_body">
      <style:text-properties style:font-name="Arial1"/>
    </style:style>
    <style:style style:name="P10" style:family="paragraph" style:parent-style-name="Text_20_body">
      <style:text-properties style:font-name="Arial1" officeooo:paragraph-rsid="00056bb1"/>
    </style:style>
    <style:style style:name="P11" style:family="paragraph" style:parent-style-name="Text_20_body">
      <style:paragraph-properties fo:text-align="start" style:justify-single-word="false"/>
      <style:text-properties style:font-name="Arial1" fo:font-weight="normal" officeooo:paragraph-rsid="00056bb1" style:font-weight-asian="normal" style:font-weight-complex="normal"/>
    </style:style>
    <style:style style:name="P12" style:family="paragraph" style:parent-style-name="Text_20_body">
      <style:text-properties style:font-name="Arial1" fo:font-weight="normal" officeooo:rsid="000a0db9" officeooo:paragraph-rsid="000a0db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056bb1"/>
    </style:style>
    <style:style style:name="P14" style:family="paragraph" style:parent-style-name="Text_20_body">
      <style:paragraph-properties fo:text-align="start" style:justify-single-word="false"/>
      <style:text-properties officeooo:paragraph-rsid="00056bb1"/>
    </style:style>
    <style:style style:name="P15" style:family="paragraph" style:parent-style-name="Standard">
      <style:paragraph-properties fo:text-align="start" style:justify-single-word="false"/>
      <style:text-properties officeooo:rsid="00056bb1" officeooo:paragraph-rsid="00056bb1"/>
    </style:style>
    <style:style style:name="P16" style:family="paragraph" style:parent-style-name="Text_20_body">
      <style:text-properties officeooo:paragraph-rsid="00056bb1"/>
    </style:style>
    <style:style style:name="P17" style:family="paragraph" style:parent-style-name="Text_20_body">
      <style:text-properties officeooo:paragraph-rsid="000a0db9"/>
    </style:style>
    <style:style style:name="P18" style:family="paragraph" style:parent-style-name="Standard">
      <style:paragraph-properties fo:text-align="start" style:justify-single-word="false"/>
      <style:text-properties style:font-name="Arial1" officeooo:rsid="00056bb1" officeooo:paragraph-rsid="00056bb1"/>
    </style:style>
    <style:style style:name="P19" style:family="paragraph" style:parent-style-name="Text_20_body">
      <style:text-properties style:font-name="Arial1" officeooo:rsid="000a0db9" officeooo:paragraph-rsid="000a0db9"/>
    </style:style>
    <style:style style:name="P20" style:family="paragraph" style:parent-style-name="Text_20_body">
      <style:text-properties style:font-name="Arial1" fo:font-weight="normal" officeooo:rsid="000a0db9" officeooo:paragraph-rsid="000a0db9" style:font-weight-asian="normal" style:font-weight-complex="normal"/>
    </style:style>
    <style:style style:name="T1" style:family="text">
      <style:text-properties officeooo:rsid="00056bb1"/>
    </style:style>
    <style:style style:name="T2" style:family="text">
      <style:text-properties style:font-name="Arial1"/>
    </style:style>
    <style:style style:name="T3" style:family="text">
      <style:text-properties style:font-name="Arial1" officeooo:rsid="00056bb1"/>
    </style:style>
    <style:style style:name="T4" style:family="text">
      <style:text-properties style:font-name="Arial1" fo:font-weight="normal" officeooo:rsid="00056bb1" style:font-weight-asian="normal" style:font-weight-complex="normal"/>
    </style:style>
    <style:style style:name="T5" style:family="text">
      <style:text-properties style:font-name="Arial1" fo:font-weight="normal" officeooo:rsid="000a0db9" style:font-weight-asian="normal" style:font-weight-complex="normal"/>
    </style:style>
    <style:style style:name="T6" style:family="text">
      <style:text-properties style:font-name="Arial1" fo:font-weight="bold" style:font-weight-asian="bold" style:font-weight-complex="bold"/>
    </style:style>
    <style:style style:name="T7" style:family="text">
      <style:text-properties style:font-name="Arial1" fo:font-weight="bold" officeooo:rsid="00056bb1" style:font-weight-asian="bold" style:font-weight-complex="bold"/>
    </style:style>
    <style:style style:name="T8" style:family="text">
      <style:text-properties style:font-name="Arial1" officeooo:rsid="000a0db9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8 IA</text:p>
      <text:p text:style-name="P1">Bruno Braga</text:p>
      <text:p text:style-name="P1">767681</text:p>
      <text:p text:style-name="P1"/>
      <text:p text:style-name="P1"/>
      <text:p text:style-name="P2"><text:span text:style-name="T10">Link do código</text:span>: <text:a xlink:type="simple" xlink:href="https://github.com/Bruno0926/IA/blob/main/Questão%20lista%208.py" text:style-name="Internet_20_link" text:visited-style-name="Visited_20_Internet_20_Link">https://github.com/Bruno0926/IA/blob/main/Quest%C3%A3o%20lista%208.py</text:a></text:p>
      <text:p text:style-name="P2">“Questão lista 8.py”</text:p>
      <text:p text:style-name="P2"/>
      <text:p text:style-name="P7">Questão 1:</text:p>
      <text:p text:style-name="P13"><text:span text:style-name="T7">1)</text:span><text:span text:style-name="T3"> I</text:span><text:span text:style-name="T2">dentificação de outlier </text:span><text:span text:style-name="T3">e </text:span><text:span text:style-name="T2">normalização </text:span><text:span text:style-name="T3">(presentes no código).</text:span></text:p>
      <text:p text:style-name="P2"/>
      <text:p text:style-name="P13"><text:span text:style-name="T7">2)</text:span><text:span text:style-name="T3"> </text:span><text:span text:style-name="T2">Encontrar e Avaliar Agrupamentos, </text:span><text:span text:style-name="T3">Métodos K-means (presentes no código).</text:span></text:p>
      <text:p text:style-name="P2"/>
      <text:p text:style-name="P15"><text:span text:style-name="T6">3)</text:span><text:span text:style-name="T2"> Explicação das métricas:</text:span></text:p>
      <text:p text:style-name="P2"/>
      <text:p text:style-name="P6">Silhouette Score:</text:p>
      <text:p text:style-name="P6"/>
      <text:p text:style-name="P9">O Silhouette Score é uma métrica que avalia a qualidade dos agrupamentos formados. Ele mede quão semelhantes os pontos são ao seu próprio cluster em comparação com outros clusters. A equação do coeficiente de Silhouette para um ponto iii é dada por:</text:p>
      <text:p text:style-name="P9">s(i)=b(i)−a(i) / max⁡(a(i),b(i))</text:p>
      <text:p text:style-name="P10">- a(i) é a distância média entre o ponto <text:span text:style-name="T1">i</text:span> e todos os outros pontos no mesmo cluster.</text:p>
      <text:p text:style-name="P10">- b(i)b(i)b(i) é a menor distância média entre o ponto <text:span text:style-name="T1">i</text:span> e todos os pontos em qualquer outro cluster. </text:p>
      <text:p text:style-name="P4"><text:span text:style-name="T1">- </text:span>O valor de s(i)s(i)s(i) varia de -1 a 1: Valores próximos de 1 indicam que o ponto está bem ajustado ao seu próprio cluster e mal ajustado aos outros clusters. Valores próximos de 0 indicam que o ponto está em cima da fronteira ou sobreposto entre dois clusters. Valores negativos indicam que o ponto foi mal agrupado.</text:p>
      <text:p text:style-name="P4"/>
      <text:p text:style-name="P6">Método Elbow:</text:p>
      <text:p text:style-name="P6"/>
      <text:p text:style-name="P11">O método Elbow é utilizado para encontrar o número ideal de clusters (k) ao analisar a soma das distâncias quadradas dentro do cluster (WCSS - Within-Cluster Sum of Squares). Para isso, plotamos o WCSS para diferentes valores de k e procuramos um ponto no gráfico onde a diminuição da WCSS começa a se estabilizar, formando um "cotovelo". Este ponto é o número ideal de clusters. A soma das distâncias quadradas dentro do cluster é calculada como:</text:p>
      <text:p text:style-name="P9">WCSS=∑i=1k∑x∈Ci<text:span text:style-name="T1">||</text:span>x−μ<text:span text:style-name="T1">||²</text:span></text:p>
      <text:p text:style-name="P11">- Ci é o i-ésimo cluster.</text:p>
      <text:p text:style-name="P5"><text:span text:style-name="T9">- </text:span>μi é o centróide do i-ésimo cluster.</text:p>
      <text:p text:style-name="P5">- <text:span text:style-name="T1">x</text:span> são os pontos de dados pertencentes ao cluster CiC_iC<text:span text:style-name="T1">i.</text:span></text:p>
      <text:p text:style-name="P14"><text:span text:style-name="T7">4)</text:span><text:span text:style-name="T3"> </text:span><text:span text:style-name="T2">Métrica Adicional: Índice de Davies-Bouldin</text:span></text:p>
      <text:p text:style-name="P5"><text:soft-page-break/>O índice de Davies-Bouldin (DB) é outra métrica usada para avaliar a qualidade dos agrupamentos. Ele mede a média das razões entre a soma das variâncias intra-cluster e a distância inter-cluster. A equação para o índice de Davies-Bouldin é:</text:p>
      <text:p text:style-name="P10">DB=1/k∑i=1k max⁡j≠i(<text:span text:style-name="T1">(</text:span>si+sj<text:span text:style-name="T1">) / </text:span>dij)</text:p>
      <text:p text:style-name="P10">- si é a média das distâncias intra-cluster para o cluster <text:span text:style-name="T1">i</text:span>.</text:p>
      <text:p text:style-name="P10">- d<text:span text:style-name="T1">ij</text:span> <text:span text:style-name="T1">é </text:span>a distância entre os centroids dos clusters <text:span text:style-name="T1">i</text:span> e <text:span text:style-name="T1">j.</text:span></text:p>
      <text:p text:style-name="P10">- O índice de Davies-Bouldin busca minimizar a distância intra-cluster e maximizar a distância inter-cluster. Valores menores do índice indicam melhores partições dos dados.</text:p>
      <text:p text:style-name="P16"><text:span text:style-name="T7">5) </text:span><text:span text:style-name="T4">Visualização também presente no código.</text:span></text:p>
      <text:p text:style-name="P16"><text:span text:style-name="T2">Para visualizar as instâncias incorretamente agrupadas, </text:span><text:span text:style-name="T3">comparamos </text:span><text:span text:style-name="T2">os clusters obtidos com as classes reais. </text:span><text:span text:style-name="T3">Foram usados</text:span><text:span text:style-name="T2"> gráficos de dispersão para observar a correspondência entre as classes verdadeiras (setosa, virginica, versicolor) e os clusters formados pelo K-means.</text:span></text:p>
      <text:p text:style-name="P9">Ao comparar os clusters com as classes reais, podemos identificar instâncias que foram agrupadas incorretamente. Isso pode ser feito visualmente, onde cada ponto é colorido de acordo com sua classe real e estilizado de acordo com seu cluster atribuído. A partir disso, podemos discutir se o K-means conseguiu capturar bem as estruturas naturais dos dados ou se houve confusão significativa entre as classes.</text:p>
      <text:p text:style-name="P9">Por exemplo, podemos observar que o K-means pode confundir instâncias das classes virginica e versicolor devido à sua proximidade no espaço das características. No entanto, a classe setosa pode ser facilmente separável, resultando em uma correspondência mais precisa para essa classe específica.</text:p>
      <text:p text:style-name="P9">Ao avaliar os agrupamentos utilizando as métricas Silhouette, Elbow e Davies-Bouldin, conseguimos ter uma visão abrangente da qualidade dos agrupamentos e das possíveis limitações do método K-means no contexto dos dados analisados.</text:p>
      <text:p text:style-name="P3"><text:span text:style-name="T10">6)</text:span> Relatório presente no código.</text:p>
      <text:p text:style-name="P3"/>
      <text:p text:style-name="P8">Questão 2: </text:p>
      <text:p text:style-name="P12">Está tudo no código: <text:a xlink:type="simple" xlink:href="https://github.com/Bruno0926/IA/blob/main/Lista%208%20questao%202.py" text:style-name="Internet_20_link" text:visited-style-name="Visited_20_Internet_20_Link">https://github.com/Bruno0926/IA/blob/main/Lista%208%20questao%202.py</text:a></text:p>
      <text:p text:style-name="P12">“Lista 8 questao 2.py”</text:p>
      <text:p text:style-name="P12">Interpretação dos resultados, fora do console.</text:p>
      <text:p text:style-name="P17"><text:span text:style-name="Strong_20_Emphasis"><text:span text:style-name="T8">Accuracy</text:span></text:span><text:span text:style-name="T5">: A precisão do Naive Bayes é de 85%, enquanto a do SVM é de 90%. Isso indica que o SVM tem um desempenho melhor na classificação dos textos neste caso específico.</text:span></text:p>
      <text:p text:style-name="P17"><text:span text:style-name="Strong_20_Emphasis"><text:span text:style-name="T2">Precision, Recall, e F1-score</text:span></text:span><text:span text:style-name="T2">: Estes valores são fornecidos para cada classe (0 e 1). Valores mais altos indicam um melhor desempenho do modelo para aquela métrica.</text:span></text:p>
      <text:p text:style-name="P17"><text:span text:style-name="Strong_20_Emphasis"><text:span text:style-name="T2">Support</text:span></text:span><text:span text:style-name="T2">: Mostra o número de instâncias de cada classe no conjunto de teste. </text:span></text:p>
      <text:p text:style-name="P19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1T21:10:01.945000000</meta:creation-date>
    <dc:date>2024-06-21T22:20:56.995000000</dc:date>
    <meta:editing-duration>PT1H7M55S</meta:editing-duration>
    <meta:editing-cycles>5</meta:editing-cycles>
    <meta:generator>LibreOffice/7.6.0.3$Windows_X86_64 LibreOffice_project/69edd8b8ebc41d00b4de3915dc82f8f0fc3b6265</meta:generator>
    <meta:document-statistic meta:table-count="0" meta:image-count="0" meta:object-count="0" meta:page-count="3" meta:paragraph-count="40" meta:word-count="655" meta:character-count="4190" meta:non-whitespace-character-count="3573"/>
  </office:meta>
</office:document-meta>
</file>